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b2b2b2" draw:textarea-horizontal-align="justify" draw:textarea-vertical-align="top" draw:auto-grow-height="false" fo:min-height="9.87cm" fo:min-width="23.757cm"/>
    </style:style>
    <style:style style:name="gr2" style:family="graphic" style:parent-style-name="standard">
      <style:graphic-properties draw:fill-color="#b2b2b2" draw:textarea-horizontal-align="justify" draw:textarea-vertical-align="top" draw:auto-grow-height="false" fo:min-height="19.054cm" fo:min-width="34.761cm"/>
    </style:style>
    <style:style style:name="gr3" style:family="graphic" style:parent-style-name="standard">
      <style:graphic-properties draw:fill-color="#00a853" draw:textarea-horizontal-align="justify" draw:textarea-vertical-align="top" draw:auto-grow-height="false" fo:min-height="15.244cm" fo:min-width="33.618cm"/>
    </style:style>
    <style:style style:name="gr4" style:family="graphic" style:parent-style-name="standard">
      <style:graphic-properties draw:textarea-horizontal-align="justify" draw:textarea-vertical-align="top" draw:auto-grow-height="false" fo:min-height="1.584cm" fo:min-width="7.88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2cm" fo:min-width="15.246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7" style:family="graphic" style:parent-style-name="standard" style:list-style-name="L1">
      <style:graphic-properties draw:fill-color="#b2b2b2" draw:textarea-horizontal-align="justify" draw:textarea-vertical-align="top" draw:auto-grow-height="false" fo:min-height="5.973cm" fo:min-width="7.997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374cm" fo:min-width="2.676cm"/>
    </style:style>
    <style:style style:name="gr10" style:family="graphic" style:parent-style-name="standard">
      <style:graphic-properties draw:marker-start="Arrow" draw:marker-end="" draw:textarea-vertical-align="middle"/>
    </style:style>
    <style:style style:name="gr11" style:family="graphic" style:parent-style-name="standard">
      <style:graphic-properties draw:textarea-horizontal-align="justify" draw:textarea-vertical-align="top" draw:auto-grow-height="false" fo:min-height="6.565cm" fo:min-width="5.47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4.068cm"/>
    </style:style>
    <style:style style:name="gr17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76cm"/>
    </style:style>
    <style:style style:name="gr2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846cm" fo:min-width="10.041cm"/>
    </style:style>
    <style:style style:name="gr21" style:family="graphic" style:parent-style-name="standard">
      <style:graphic-properties draw:textarea-horizontal-align="justify" draw:textarea-vertical-align="top" draw:auto-grow-height="false" fo:min-height="2.65cm" fo:min-width="4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637cm" fo:min-width="3.003cm"/>
    </style:style>
    <style:style style:name="gr23" style:family="graphic" style:parent-style-name="standard">
      <style:graphic-properties draw:stroke="none" svg:stroke-color="#000000" draw:fill="none" draw:fill-color="#ffffff" fo:min-height="2.29cm"/>
    </style:style>
    <style:style style:name="gr2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404cm" fo:min-width="4.453cm"/>
    </style:style>
    <style:style style:name="gr26" style:family="graphic" style:parent-style-name="standard">
      <style:graphic-properties draw:textarea-horizontal-align="justify" draw:textarea-vertical-align="top" draw:auto-grow-height="false" fo:min-height="4.949cm" fo:min-width="12.98cm"/>
    </style:style>
    <style:style style:name="gr27" style:family="graphic" style:parent-style-name="standard">
      <style:graphic-properties draw:textarea-horizontal-align="justify" draw:textarea-vertical-align="top" draw:auto-grow-height="false" fo:min-height="19.054cm" fo:min-width="22.487cm"/>
    </style:style>
    <style:style style:name="gr28" style:family="graphic" style:parent-style-name="standard">
      <style:graphic-properties draw:textarea-horizontal-align="justify" draw:textarea-vertical-align="top" draw:auto-grow-height="false" fo:min-height="13.593cm" fo:min-width="20.183cm"/>
    </style:style>
    <style:style style:name="gr29" style:family="graphic" style:parent-style-name="standard">
      <style:graphic-properties draw:textarea-horizontal-align="justify" draw:textarea-vertical-align="middle" draw:auto-grow-height="false" fo:min-height="5.825cm" fo:min-width="16.497cm"/>
    </style:style>
    <style:style style:name="gr30" style:family="graphic" style:parent-style-name="standard">
      <style:graphic-properties draw:textarea-horizontal-align="justify" draw:textarea-vertical-align="middle" draw:auto-grow-height="false" fo:min-height="5.367cm" fo:min-width="17.055cm"/>
    </style:style>
    <style:style style:name="gr31" style:family="graphic" style:parent-style-name="standard">
      <style:graphic-properties draw:textarea-horizontal-align="justify" draw:textarea-vertical-align="middle" draw:auto-grow-height="false" fo:min-height="1.699cm" fo:min-width="2.676cm"/>
    </style:style>
    <style:style style:name="gr32" style:family="graphic" style:parent-style-name="standard">
      <style:graphic-properties draw:textarea-horizontal-align="justify" draw:textarea-vertical-align="middle" draw:auto-grow-height="false" fo:min-height="1.32cm" fo:min-width="4.438cm"/>
    </style:style>
    <style:style style:name="gr33" style:family="graphic" style:parent-style-name="standard">
      <style:graphic-properties draw:textarea-horizontal-align="justify" draw:textarea-vertical-align="top" draw:auto-grow-height="false" fo:min-height="5.973cm" fo:min-width="11.762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5cm"/>
    </style:style>
    <style:style style:name="gr38" style:family="graphic" style:parent-style-name="standard">
      <style:graphic-properties draw:textarea-horizontal-align="justify" draw:textarea-vertical-align="top" draw:auto-grow-height="false" fo:min-height="7.751cm" fo:min-width="17.534cm"/>
    </style:style>
    <style:style style:name="gr39" style:family="graphic" style:parent-style-name="standard">
      <style:graphic-properties draw:textarea-horizontal-align="justify" draw:textarea-vertical-align="top" draw:auto-grow-height="false" fo:min-height="19.054cm" fo:min-width="26.932cm"/>
    </style:style>
    <style:style style:name="gr40" style:family="graphic" style:parent-style-name="standard">
      <style:graphic-properties draw:textarea-horizontal-align="justify" draw:textarea-vertical-align="top" draw:auto-grow-height="false" fo:min-height="5.592cm" fo:min-width="14.74cm"/>
    </style:style>
    <style:style style:name="gr41" style:family="graphic" style:parent-style-name="standard">
      <style:graphic-properties draw:textarea-horizontal-align="justify" draw:textarea-vertical-align="top" draw:auto-grow-height="false" fo:min-height="1.147cm" fo:min-width="6.739cm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43" style:family="graphic" style:parent-style-name="standard">
      <style:graphic-properties draw:textarea-horizontal-align="justify" draw:textarea-vertical-align="middle" draw:auto-grow-height="false" fo:min-height="3.114cm" fo:min-width="9.788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6.739cm"/>
    </style:style>
    <style:style style:name="gr47" style:family="graphic" style:parent-style-name="standard">
      <style:graphic-properties draw:textarea-horizontal-align="justify" draw:textarea-vertical-align="middle" draw:auto-grow-height="false" fo:min-height="1.432cm" fo:min-width="2.93cm"/>
    </style:style>
    <style:style style:name="gr48" style:family="graphic" style:parent-style-name="standard">
      <style:graphic-properties draw:textarea-horizontal-align="justify" draw:textarea-vertical-align="middle" draw:auto-grow-height="false" fo:min-height="2.329cm" fo:min-width="2.93cm"/>
    </style:style>
    <style:style style:name="gr49" style:family="graphic" style:parent-style-name="standard">
      <style:graphic-properties draw:textarea-horizontal-align="justify" draw:textarea-vertical-align="top" draw:auto-grow-height="false" fo:min-height="11.18cm" fo:min-width="18.861cm"/>
    </style:style>
    <style:style style:name="gr50" style:family="graphic" style:parent-style-name="standard">
      <style:graphic-properties draw:textarea-horizontal-align="justify" draw:textarea-vertical-align="middle" draw:auto-grow-height="false" fo:min-height="4.068cm" fo:min-width="4.961cm"/>
    </style:style>
    <style:style style:name="gr51" style:family="graphic" style:parent-style-name="standard">
      <style:graphic-properties draw:textarea-horizontal-align="justify" draw:textarea-vertical-align="middle" draw:auto-grow-height="false" fo:min-height="1.392cm" fo:min-width="2.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fo:font-size="18pt"/>
    </style:style>
    <style:style style:name="P5" style:family="paragraph">
      <loext:graphic-properties draw:fill-color="#00a853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0000"/>
      <style:paragraph-properties fo:text-align="center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v3_two_applications" draw:style-name="dp1" draw:master-page-name="Default">
        <draw:custom-shape draw:style-name="gr1" draw:text-style-name="P2" draw:layer="layout" svg:width="24.257cm" svg:height="10.12cm" svg:x="1.508cm" svg:y="27.583cm">
          <text:p text:style-name="P1"><text:span text:style-name="T1">Git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5.261cm" svg:height="19.304cm" svg:x="1.635cm" svg:y="4.545cm">
          <text:p text:style-name="P3"><text:span text:style-name="T2">Jenkins Server</text:span></text:p>
          <text:p text:style-name="P3"><text:span text:style-name="T2">Linux</text:span></text:p>
          <text:p text:style-name="P3"><text:span text:style-name="T2">“</text:span><text:span text:style-name="T2">Jenkins16” Docker </text:span><text:span text:style-name="T2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.118cm" svg:height="15.494cm" svg:x="2.016cm" svg:y="7.339cm">
          <text:p text:style-name="P3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8.583cm" svg:height="2.032cm" svg:x="38.913cm" svg:y="9.051cm">
          <text:p text:style-name="P3"><text:span text:style-name="T2">Application: </text:span><text:span text:style-name="T3">A</text:span></text:p>
          <text:p text:style-name="P3"><text:span text:style-name="T2">Environment: </text:span><text:span text:style-name="T3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1" draw:id="id11" draw:layer="layout" svg:width="15.745cm" svg:height="1.778cm" svg:x="22.548cm" svg:y="24.897cm">
          <draw:glue-point draw:id="8" svg:x="2.454cm" svg:y="-5.005cm"/>
          <draw:glue-point draw:id="9" svg:x="-3.791cm" svg:y="-5.005cm"/>
          <text:p text:style-name="P3"><text:span text:style-name="T2">Nexu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3" draw:id="id3" draw:layer="layout" svg:width="4.445cm" svg:height="2.286cm" svg:x="10.71cm" svg:y="13.882cm">
          <text:p text:style-name="P3"><text:span text:style-name="T2">Seed</text:span></text:p>
          <text:p text:style-name="P3"><text:span text:style-name="T2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497cm" svg:height="6.223cm" svg:x="53.336cm" svg:y="9.444cm">
          <text:p text:style-name="P1"><text:span text:style-name="T1">Ansible Control Machine</text:span></text:p>
          <text:p text:style-name="P1"><text:span text:style-name="T1">Linux</text:span></text:p>
          <text:p text:style-name="P1"><text:span text:style-name="T1">Docker 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" draw:id="id1" draw:layer="layout" svg:width="4.064cm" svg:height="2.413cm" svg:x="55.825cm" svg:y="12.277cm">
          <text:p text:style-name="P3"><text:span text:style-name="T2">Ansibl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3.175cm" svg:height="1.905cm" svg:x="22.269cm" svg:y="29.307cm">
          <text:p text:style-name="P3"><text:span text:style-name="T2">Ansible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57.857cm" svg:y1="14.69cm" svg:x2="25.444cm" svg:y2="30.26cm" draw:start-shape="id1" draw:start-glue-point="2" draw:end-shape="id2" draw:end-glue-point="7" svg:d="M57857 14690v15570h-32413" svg:viewBox="0 0 32414 15571">
          <text:p/>
        </draw:connector>
        <draw:custom-shape draw:style-name="gr11" draw:text-style-name="P6" xml:id="id19" draw:id="id19" draw:layer="layout" svg:width="5.969cm" svg:height="7.996cm" svg:x="2.697cm" svg:y="28.818cm">
          <text:p text:style-name="P3"><text:span text:style-name="T2">Jobs Repo</text:span></text:p>
          <text:list text:style-name="L1">
            <text:list-item>
              <text:p text:style-name="P8"><text:span text:style-name="T2">App </text:span><text:span text:style-name="T3">A</text:span></text:p>
              <text:list>
                <text:list-item>
                  <text:p text:style-name="P8"><text:span text:style-name="T2">Build </text:span><text:span text:style-name="T3">dev</text:span></text:p>
                </text:list-item>
                <text:list-item>
                  <text:p text:style-name="P8"><text:span text:style-name="T2">Build </text:span><text:span text:style-name="T3">prod</text:span></text:p>
                </text:list-item>
                <text:list-item>
                  <text:p text:style-name="P8"><text:span text:style-name="T2">Deploy </text:span><text:span text:style-name="T3">dev</text:span></text:p>
                </text:list-item>
                <text:list-item>
                  <text:p text:style-name="P8"><text:span text:style-name="T2">Deploy </text:span><text:span text:style-name="T3">prod</text:span></text:p>
                </text:list-item>
              </text:list>
            </text:list-item>
            <text:list-item>
              <text:p text:style-name="P8"><text:span text:style-name="T4">App </text:span><text:span text:style-name="T3">B</text:span></text:p>
              <text:list>
                <text:list-item>
                  <text:p text:style-name="P8"><text:span text:style-name="T4">Build </text:span><text:span text:style-name="T3">dev</text:span></text:p>
                </text:list-item>
                <text:list-item>
                  <text:p text:style-name="P8"><text:span text:style-name="T4">Build </text:span><text:span text:style-name="T3">prod</text:span></text:p>
                </text:list-item>
                <text:list-item>
                  <text:p text:style-name="P8"><text:span text:style-name="T4">Deploy </text:span><text:span text:style-name="T3">dev</text:span></text:p>
                </text:list-item>
                <text:list-item>
                  <text:p text:style-name="P8"><text:span text:style-name="T2">Deploy </text:span><text:span text:style-name="T3">prod</text:span></text:p>
                </text:list-item>
              </text:list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6" draw:layer="layout" svg:width="4.953cm" svg:height="1.27cm" svg:x="7.486cm" svg:y="7.536cm">
          <text:p text:style-name="P3"><text:span text:style-name="T2">Job DSL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line-skew="-0.044cm" svg:x1="15.155cm" svg:y1="15.025cm" svg:x2="19.344cm" svg:y2="9.983cm" draw:start-shape="id3" draw:start-glue-point="10" draw:end-shape="id4" draw:end-glue-point="6" svg:d="M15155 15025h2050v-5042h2139" svg:viewBox="0 0 4190 5043">
          <text:p text:style-name="P3"/>
          <text:p text:style-name="P3"/>
        </draw:connector>
        <draw:connector draw:style-name="gr14" draw:text-style-name="P9" draw:layer="layout" draw:line-skew="5.55cm" svg:x1="15.155cm" svg:y1="15.025cm" svg:x2="30.101cm" svg:y2="9.905cm" draw:start-shape="id3" draw:start-glue-point="10" draw:end-shape="id5" draw:end-glue-point="6" svg:d="M15155 15025h13023v-5120h1923" svg:viewBox="0 0 14947 5121">
          <text:p/>
        </draw:connector>
        <draw:connector draw:style-name="gr14" draw:text-style-name="P9" draw:layer="layout" draw:line-skew="5.614cm" svg:x1="15.155cm" svg:y1="15.025cm" svg:x2="29.974cm" svg:y2="13.128cm" draw:start-shape="id3" draw:start-glue-point="10" draw:end-shape="id6" svg:d="M15155 15025h13023v-1897h1796" svg:viewBox="0 0 14820 1898">
          <text:p/>
        </draw:connector>
        <draw:connector draw:style-name="gr15" draw:text-style-name="P9" draw:layer="layout" draw:type="line" svg:x1="35.054cm" svg:y1="9.905cm" svg:x2="38.913cm" svg:y2="10.067cm" draw:start-shape="id5" draw:start-glue-point="10" draw:end-shape="id7" svg:d="M35054 9905l3859 162" svg:viewBox="0 0 3860 163">
          <text:p/>
        </draw:connector>
        <draw:connector draw:style-name="gr15" draw:text-style-name="P9" draw:layer="layout" draw:type="line" svg:x1="34.927cm" svg:y1="13.129cm" svg:x2="39.039cm" svg:y2="12.869cm" draw:start-shape="id6" draw:start-glue-point="10" draw:end-shape="id8" svg:d="M34927 13129l4112-260" svg:viewBox="0 0 4113 261">
          <text:p/>
        </draw:connector>
        <draw:connector draw:style-name="gr15" draw:text-style-name="P9" draw:layer="layout" draw:type="line" svg:x1="55.825cm" svg:y1="13.483cm" svg:x2="47.496cm" svg:y2="10.067cm" draw:start-shape="id1" draw:start-glue-point="3" draw:end-shape="id7" draw:end-glue-point="1" svg:d="M55825 13483l-8329-3416" svg:viewBox="0 0 8330 3417">
          <text:p/>
        </draw:connector>
        <draw:connector draw:style-name="gr15" draw:text-style-name="P9" draw:layer="layout" draw:type="line" svg:x1="55.825cm" svg:y1="13.483cm" svg:x2="47.622cm" svg:y2="12.869cm" draw:start-shape="id1" draw:start-glue-point="3" draw:end-shape="id8" draw:end-glue-point="1" svg:d="M55825 13483l-8203-614" svg:viewBox="0 0 8204 615">
          <text:p/>
        </draw:connector>
        <draw:frame draw:style-name="gr16" draw:text-style-name="P10" draw:layer="layout" svg:width="11.684cm" svg:height="4.318cm" svg:x="39.735cm" svg:y="23.352cm">
          <draw:text-box>
            <text:p><text:span text:style-name="T2">Customization points:</text:span></text:p>
            <text:list text:style-name="L2">
              <text:list-item>
                <text:p><text:span text:style-name="T2">Spring Profiles + Properties files</text:span></text:p>
              </text:list-item>
              <text:list-item>
                <text:p><text:span text:style-name="T2">Maven classifiers</text:span></text:p>
              </text:list-item>
              <text:list-item>
                <text:p><text:span text:style-name="T2">Ansible configuration</text:span></text:p>
              </text:list-item>
              <text:list-item>
                <text:p><text:span text:style-name="T2">Jenkins job configuration</text:span></text:p>
              </text:list-item>
            </text:list>
          </draw:text-box>
        </draw:frame>
        <draw:connector draw:style-name="gr15" draw:text-style-name="P9" draw:layer="layout" draw:type="line" svg:x1="12.541cm" svg:y1="28.953cm" svg:x2="20.069cm" svg:y2="10.926cm" draw:start-shape="id9" draw:start-glue-point="4" draw:end-shape="id4" draw:end-glue-point="7" svg:d="M12541 28953l7528-18027" svg:viewBox="0 0 7529 18028">
          <text:p/>
        </draw:connector>
        <draw:connector draw:style-name="gr17" draw:text-style-name="P9" draw:layer="layout" draw:type="line" svg:x1="24.297cm" svg:y1="16.889cm" svg:x2="30.421cm" svg:y2="24.897cm" draw:start-shape="id10" draw:end-shape="id11" draw:end-glue-point="4" svg:d="M24297 16889l6124 8008" svg:viewBox="0 0 6125 8009">
          <text:p/>
        </draw:connector>
        <draw:connector draw:style-name="gr18" draw:text-style-name="P9" draw:layer="layout" draw:type="line" svg:x1="34.283cm" svg:y1="24.897cm" svg:x2="32.45cm" svg:y2="14.462cm" draw:start-shape="id11" draw:start-glue-point="8" draw:end-shape="id6" svg:d="M34283 24897l-1833-10435" svg:viewBox="0 0 1834 10436">
          <text:p/>
        </draw:connector>
        <draw:connector draw:style-name="gr18" draw:text-style-name="P9" draw:layer="layout" draw:type="line" svg:x1="34.283cm" svg:y1="24.897cm" svg:x2="32.578cm" svg:y2="11.238cm" draw:start-shape="id11" draw:start-glue-point="8" draw:end-shape="id5" draw:end-glue-point="8" svg:d="M34283 24897l-1705-13659" svg:viewBox="0 0 1706 13660">
          <text:p/>
        </draw:connector>
        <draw:frame draw:style-name="gr19" draw:text-style-name="P11" draw:layer="layout" svg:width="8.876cm" svg:height="0.962cm" svg:x="11.115cm" svg:y="2.905cm">
          <draw:text-box>
            <text:p><text:span text:style-name="T3">Version 3: two applications </text:span></text:p>
          </draw:text-box>
        </draw:frame>
        <draw:custom-shape draw:style-name="gr4" draw:text-style-name="P6" xml:id="id8" draw:id="id8" draw:layer="layout" svg:width="8.583cm" svg:height="2.032cm" svg:x="39.039cm" svg:y="11.853cm">
          <text:p text:style-name="P3"><text:span text:style-name="T2">Application: </text:span><text:span text:style-name="T3">A</text:span></text:p>
          <text:p text:style-name="P3"><text:span text:style-name="T2">Environment: </text:span><text:span text:style-name="T3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2" draw:id="id12" draw:layer="layout" svg:width="8.583cm" svg:height="2.032cm" svg:x="38.966cm" svg:y="16.12cm">
          <text:p text:style-name="P3"><text:span text:style-name="T2">App</text:span><text:span text:style-name="T2">licat</text:span><text:span text:style-name="T2">ion: </text:span><text:span text:style-name="T3">B</text:span></text:p>
          <text:p text:style-name="P3"><text:span text:style-name="T2">Env</text:span><text:span text:style-name="T2">iron</text:span><text:span text:style-name="T2">me</text:span><text:span text:style-name="T2">nt: </text:span><text:span text:style-name="T3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3" draw:id="id13" draw:layer="layout" svg:width="8.583cm" svg:height="2.032cm" svg:x="38.892cm" svg:y="19.022cm">
          <text:p text:style-name="P3"><text:span text:style-name="T2">Appl</text:span><text:span text:style-name="T2">icati</text:span><text:span text:style-name="T2">on: </text:span><text:span text:style-name="T3">B</text:span></text:p>
          <text:p text:style-name="P3"><text:span text:style-name="T2">Envi</text:span><text:span text:style-name="T2">ron</text:span><text:span text:style-name="T2">men</text:span><text:span text:style-name="T2">t: </text:span><text:span text:style-name="T3">pro</text:span><text:span text:style-name="T3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0.541cm" svg:height="6.096cm" svg:x="37.897cm" svg:y="8.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0.541cm" svg:height="6.096cm" svg:x="38.024cm" svg:y="15.528cm">
          <text:p/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" svg:x1="55.825cm" svg:y1="13.483cm" svg:x2="47.549cm" svg:y2="17.136cm" draw:start-shape="id1" draw:start-glue-point="3" draw:end-shape="id12" draw:end-glue-point="1" svg:d="M55825 13483l-8276 3653" svg:viewBox="0 0 8277 3654">
          <text:p/>
        </draw:connector>
        <draw:connector draw:style-name="gr15" draw:text-style-name="P9" draw:layer="layout" draw:type="line" svg:x1="55.825cm" svg:y1="13.483cm" svg:x2="47.475cm" svg:y2="20.038cm" draw:start-shape="id1" draw:start-glue-point="3" draw:end-shape="id13" draw:end-glue-point="1" svg:d="M55825 13483l-8350 6555" svg:viewBox="0 0 8351 6556">
          <text:p/>
        </draw:connector>
        <draw:custom-shape draw:style-name="gr21" draw:text-style-name="P6" xml:id="id14" draw:id="id14" draw:layer="layout" svg:width="4.858cm" svg:height="3.402cm" svg:x="15.927cm" svg:y="28.826cm">
          <text:p text:style-name="P3"><text:span text:style-name="T2">Git Repo</text:span></text:p>
          <text:p text:style-name="P3"><text:span text:style-name="T2">App: </text:span><text:span text:style-name="T3">B</text:span></text:p>
          <text:list text:style-name="L1">
            <text:list-item>
              <text:p text:style-name="P8"><text:span text:style-name="T4">Profile </text:span><text:span text:style-name="T3">dev</text:span></text:p>
            </text:list-item>
            <text:list-item>
              <text:p text:style-name="P8"><text:span text:style-name="T4">Profile </text:span><text:span text:style-name="T3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8.356cm" svg:y1="28.826cm" svg:x2="20.069cm" svg:y2="17.833cm" draw:start-shape="id14" draw:start-glue-point="4" draw:end-shape="id10" draw:end-glue-point="7" svg:d="M18356 28826l1713-10993" svg:viewBox="0 0 1714 10994">
          <text:p/>
        </draw:connector>
        <draw:connector draw:style-name="gr17" draw:text-style-name="P9" draw:layer="layout" draw:type="line" svg:x1="21.694cm" svg:y1="21.447cm" svg:x2="24.452cm" svg:y2="24.897cm" draw:start-shape="id15" draw:start-glue-point="8" draw:end-shape="id11" draw:end-glue-point="9" svg:d="M21694 21447l2758 3450" svg:viewBox="0 0 2759 3451">
          <text:p/>
        </draw:connector>
        <draw:connector draw:style-name="gr14" draw:text-style-name="P9" draw:layer="layout" svg:x1="15.155cm" svg:y1="15.025cm" svg:x2="19.217cm" svg:y2="13.207cm" draw:start-shape="id3" draw:start-glue-point="10" draw:end-shape="id16" draw:end-glue-point="6" svg:d="M15155 15025h2031v-1818h2031" svg:viewBox="0 0 4063 1819">
          <text:p/>
        </draw:connector>
        <draw:custom-shape draw:style-name="gr22" draw:text-style-name="P6" xml:id="id5" draw:id="id5" draw:layer="layout" svg:width="4.953cm" svg:height="2.667cm" svg:x="30.101cm" svg:y="8.571cm">
          <text:p text:style-name="P3"><text:span text:style-name="T2">Deploy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6" draw:id="id6" draw:layer="layout" svg:width="4.953cm" svg:height="2.667cm" svg:x="29.974cm" svg:y="11.795cm">
          <text:p text:style-name="P3"><text:span text:style-name="T2">Deploy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4.953cm" svg:height="1.27cm" svg:x="2.286cm" svg:y="7.541cm">
          <text:p text:style-name="P3"><text:span text:style-name="T2">Maven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953cm" svg:height="1.27cm" svg:x="2.259cm" svg:y="8.992cm">
          <text:p text:style-name="P3"><text:span text:style-name="T2">Git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17" draw:id="id17" draw:layer="layout" svg:width="4.953cm" svg:height="2.667cm" svg:x="30.101cm" svg:y="15.478cm">
          <text:p text:style-name="P3"><text:span text:style-name="T2">Deploy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35.054cm" svg:y1="16.812cm" svg:x2="38.966cm" svg:y2="17.136cm" draw:start-shape="id17" draw:start-glue-point="10" draw:end-shape="id12" draw:end-glue-point="3" svg:d="M35054 16812l3912 324" svg:viewBox="0 0 3913 325">
          <text:p/>
        </draw:connector>
        <draw:connector draw:style-name="gr15" draw:text-style-name="P9" draw:layer="layout" draw:type="line" svg:x1="34.927cm" svg:y1="20.036cm" svg:x2="38.892cm" svg:y2="20.038cm" draw:start-shape="id18" draw:start-glue-point="10" draw:end-shape="id13" draw:end-glue-point="3" svg:d="M34927 20036l3965 2" svg:viewBox="0 0 3966 3">
          <text:p/>
        </draw:connector>
        <draw:connector draw:style-name="gr14" draw:text-style-name="P9" draw:layer="layout" draw:line-skew="5.55cm" svg:x1="15.155cm" svg:y1="15.025cm" svg:x2="30.101cm" svg:y2="16.812cm" draw:start-shape="id3" draw:start-glue-point="10" draw:end-shape="id17" draw:end-glue-point="6" svg:d="M15155 15025h13023v1787h1923" svg:viewBox="0 0 14947 1788">
          <text:p/>
        </draw:connector>
        <draw:connector draw:style-name="gr14" draw:text-style-name="P9" draw:layer="layout" draw:line-skew="5.614cm" svg:x1="15.155cm" svg:y1="15.025cm" svg:x2="29.974cm" svg:y2="20.036cm" draw:start-shape="id3" draw:start-glue-point="10" draw:end-shape="id18" draw:end-glue-point="6" svg:d="M15155 15025h13023v5011h1796" svg:viewBox="0 0 14820 5012">
          <text:p/>
        </draw:connector>
        <draw:connector draw:style-name="gr18" draw:text-style-name="P9" draw:layer="layout" draw:type="line" svg:x1="34.283cm" svg:y1="24.897cm" svg:x2="32.578cm" svg:y2="18.145cm" draw:start-shape="id11" draw:start-glue-point="8" draw:end-shape="id17" draw:end-glue-point="8" svg:d="M34283 24897l-1705-6752" svg:viewBox="0 0 1706 6753">
          <text:p/>
        </draw:connector>
        <draw:connector draw:style-name="gr18" draw:text-style-name="P9" draw:layer="layout" draw:type="line" svg:x1="34.283cm" svg:y1="24.897cm" svg:x2="32.45cm" svg:y2="21.369cm" draw:start-shape="id11" draw:start-glue-point="8" draw:end-shape="id18" svg:d="M34283 24897l-1833-3528" svg:viewBox="0 0 1834 3529">
          <text:p/>
        </draw:connector>
        <draw:custom-shape draw:style-name="gr22" draw:text-style-name="P6" xml:id="id18" draw:id="id18" draw:layer="layout" svg:width="4.953cm" svg:height="2.667cm" svg:x="29.974cm" svg:y="18.702cm">
          <text:p text:style-name="P3"><text:span text:style-name="T2">Deploy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line" svg:x1="5.682cm" svg:y1="28.818cm" svg:x2="12.933cm" svg:y2="16.168cm" draw:start-shape="id19" draw:start-glue-point="4" draw:end-shape="id3" draw:end-glue-point="8" svg:d="M5682 28818l7251-12650" svg:viewBox="0 0 7252 12651">
          <text:p/>
        </draw:connector>
        <draw:custom-shape draw:style-name="gr22" draw:text-style-name="P6" xml:id="id4" draw:id="id4" draw:layer="layout" svg:width="4.953cm" svg:height="2.667cm" svg:x="19.344cm" svg:y="8.649cm">
          <text:p text:style-name="P3"><text:span text:style-name="T2">Build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6" draw:id="id16" draw:layer="layout" svg:width="4.953cm" svg:height="2.667cm" svg:x="19.217cm" svg:y="11.873cm">
          <text:p text:style-name="P3"><text:span text:style-name="T2">Build Job</text:span></text:p>
          <text:p text:style-name="P3"><text:span text:style-name="T2">App: </text:span><text:span text:style-name="T3">A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0" draw:id="id10" draw:layer="layout" svg:width="4.953cm" svg:height="2.667cm" svg:x="19.344cm" svg:y="15.556cm">
          <text:p text:style-name="P3"><text:span text:style-name="T2">Build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5" draw:id="id15" draw:layer="layout" svg:width="4.953cm" svg:height="2.667cm" svg:x="19.217cm" svg:y="18.78cm">
          <text:p text:style-name="P3"><text:span text:style-name="T2">Build Job</text:span></text:p>
          <text:p text:style-name="P3"><text:span text:style-name="T2">App: </text:span><text:span text:style-name="T3">B</text:span></text:p>
          <text:p text:style-name="P3"><text:span text:style-name="T2">Env: </text:span><text:span text:style-name="T3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13.208cm" svg:height="2.54cm" svg:x="12.97cm" svg:y="33.396cm">
          <draw:text-box>
            <text:p><text:span text:style-name="T2">Profile includes:</text:span></text:p>
            <text:list text:style-name="L2">
              <text:list-item>
                <text:p><text:span text:style-name="T2">Maven profile (classpath, classifier)</text:span></text:p>
              </text:list-item>
              <text:list-item>
                <text:p><text:span text:style-name="T2">Spring profile (beans, properties)</text:span></text:p>
              </text:list-item>
            </text:list>
          </draw:text-box>
        </draw:frame>
        <draw:custom-shape draw:style-name="gr21" draw:text-style-name="P6" xml:id="id9" draw:id="id9" draw:layer="layout" svg:width="4.858cm" svg:height="3.402cm" svg:x="10.112cm" svg:y="28.953cm">
          <text:p text:style-name="P3"><text:span text:style-name="T2">Git Repo</text:span></text:p>
          <text:p text:style-name="P3"><text:span text:style-name="T2">App: </text:span><text:span text:style-name="T3">A</text:span></text:p>
          <text:list text:style-name="L1">
            <text:list-item>
              <text:p text:style-name="P8"><text:span text:style-name="T4">Profile </text:span><text:span text:style-name="T3">dev</text:span></text:p>
            </text:list-item>
            <text:list-item>
              <text:p text:style-name="P8"><text:span text:style-name="T4">Profile </text:span><text:span text:style-name="T3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9" draw:layer="layout" draw:type="line" svg:x1="12.541cm" svg:y1="28.953cm" svg:x2="19.942cm" svg:y2="14.15cm" draw:start-shape="id9" draw:start-glue-point="4" draw:end-shape="id16" draw:end-glue-point="7" svg:d="M12541 28953l7401-14803" svg:viewBox="0 0 7402 14804">
          <text:p/>
        </draw:connector>
        <draw:connector draw:style-name="gr15" draw:text-style-name="P9" draw:layer="layout" draw:type="line" svg:x1="18.356cm" svg:y1="28.826cm" svg:x2="19.942cm" svg:y2="21.057cm" draw:start-shape="id14" draw:start-glue-point="4" draw:end-shape="id15" draw:end-glue-point="7" svg:d="M18356 28826l1586-7769" svg:viewBox="0 0 1587 7770">
          <text:p/>
        </draw:connector>
        <draw:connector draw:style-name="gr14" draw:text-style-name="P9" draw:layer="layout" draw:line-skew="-0.044cm" svg:x1="15.155cm" svg:y1="15.025cm" svg:x2="19.344cm" svg:y2="16.89cm" draw:start-shape="id3" draw:start-glue-point="10" draw:end-shape="id10" draw:end-glue-point="6" svg:d="M15155 15025h2050v1865h2139" svg:viewBox="0 0 4190 1866">
          <text:p/>
        </draw:connector>
        <draw:connector draw:style-name="gr14" draw:text-style-name="P9" draw:layer="layout" svg:x1="15.155cm" svg:y1="15.025cm" svg:x2="19.217cm" svg:y2="20.114cm" draw:start-shape="id3" draw:start-glue-point="10" draw:end-shape="id15" draw:end-glue-point="6" svg:d="M15155 15025h2031v5089h2031" svg:viewBox="0 0 4063 5090">
          <text:p/>
        </draw:connector>
        <draw:connector draw:style-name="gr24" draw:text-style-name="P9" draw:layer="layout" draw:type="line" svg:x1="23.445cm" svg:y1="14.15cm" svg:x2="30.421cm" svg:y2="24.897cm" draw:start-shape="id16" draw:start-glue-point="9" draw:end-shape="id11" draw:end-glue-point="4" svg:d="M23445 14150l6976 10747" svg:viewBox="0 0 6977 10748">
          <text:p/>
        </draw:connector>
        <draw:connector draw:style-name="gr24" draw:text-style-name="P9" draw:layer="layout" draw:type="line" svg:x1="23.572cm" svg:y1="10.926cm" svg:x2="30.421cm" svg:y2="24.897cm" draw:start-shape="id4" draw:start-glue-point="9" draw:end-shape="id11" draw:end-glue-point="4" svg:d="M23572 10926l6849 13971" svg:viewBox="0 0 6850 13972">
          <text:p/>
        </draw:connector>
        <draw:custom-shape draw:style-name="gr12" draw:text-style-name="P6" draw:layer="layout" svg:width="4.953cm" svg:height="1.27cm" svg:x="2.259cm" svg:y="10.392cm">
          <text:p text:style-name="P3"><text:span text:style-name="T2">SSH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4.953cm" svg:height="1.654cm" svg:x="2.259cm" svg:y="13.592cm">
          <text:p text:style-name="P3"><text:span text:style-name="T2">Publish Over </text:span></text:p>
          <text:p text:style-name="P3"><text:span text:style-name="T2">SSH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4.953cm" svg:height="1.654cm" svg:x="2.259cm" svg:y="11.792cm">
          <text:p text:style-name="P3"><text:span text:style-name="T2">Publish </text:span><text:span text:style-name="T2">Over </text:span></text:p>
          <text:p text:style-name="P3"><text:span text:style-name="T2">plug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2_single_application" draw:style-name="dp1" draw:master-page-name="Default">
        <draw:custom-shape draw:style-name="gr26" draw:text-style-name="P3" draw:layer="layout" svg:width="13.48cm" svg:height="5.199cm" svg:x="4.556cm" svg:y="29.883cm">
          <text:p text:style-name="P3">Git Server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2.987cm" svg:height="19.304cm" svg:x="2.016cm" svg:y="5.445cm">
          <text:p text:style-name="P3">Jenkins Server</text:p>
          <text:p text:style-name="P3">Linux</text:p>
          <text:p text:style-name="P3">“Jenkins16” Docker Container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0.683cm" svg:height="13.843cm" svg:x="2.651cm" svg:y="8.239cm">
          <text:p text:style-name="P3">Jenkins</text:p>
          <draw:enhanced-geometry svg:viewBox="0 0 21600 21600" draw:type="rectangle" draw:enhanced-path="M 0 0 L 21600 0 21600 21600 0 21600 0 0 Z N"/>
        </draw:custom-shape>
        <draw:custom-shape draw:style-name="gr29" draw:text-style-name="P3" xml:id="id28" draw:id="id28" draw:layer="layout" svg:width="17.653cm" svg:height="6.731cm" svg:x="28.739cm" svg:y="6.207cm">
          <text:p text:style-name="P3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xml:id="id29" draw:id="id29" draw:layer="layout" svg:width="18.161cm" svg:height="6.223cm" svg:x="28.358cm" svg:y="14.97cm">
          <text:p text:style-name="P3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0" draw:id="id30" draw:layer="layout" svg:width="3.175cm" svg:height="2.286cm" svg:x="9.382cm" svg:y="31.48cm">
          <text:p text:style-name="P3">Product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" xml:id="id31" draw:id="id31" draw:layer="layout" svg:width="4.937cm" svg:height="1.778cm" svg:x="18.148cm" svg:y="26.697cm">
          <draw:glue-point draw:id="8" svg:x="2.454cm" svg:y="-5.005cm"/>
          <draw:glue-point draw:id="9" svg:x="-2.689cm" svg:y="-5.005cm"/>
          <text:p text:style-name="P3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2" draw:id="id22" draw:layer="layout" svg:width="4.445cm" svg:height="2.286cm" svg:x="9.11cm" svg:y="9.382cm">
          <text:p text:style-name="P3">See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2.262cm" svg:height="6.223cm" svg:x="48.936cm" svg:y="9.444cm">
          <text:p text:style-name="P3">Ansible Control Machine</text:p>
          <text:p text:style-name="P3">Linux</text:p>
          <text:p text:style-name="P3">Docker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0" draw:id="id20" draw:layer="layout" svg:width="4.064cm" svg:height="2.413cm" svg:x="50.125cm" svg:y="12.277cm">
          <text:p text:style-name="P3">Ansible</text:p>
          <draw:enhanced-geometry svg:viewBox="0 0 21600 21600" draw:type="rectangle" draw:enhanced-path="M 0 0 L 21600 0 21600 21600 0 21600 0 0 Z N"/>
        </draw:custom-shape>
        <draw:custom-shape draw:style-name="gr9" draw:text-style-name="P3" xml:id="id21" draw:id="id21" draw:layer="layout" svg:width="3.175cm" svg:height="1.905cm" svg:x="13.7cm" svg:y="31.607cm">
          <text:p text:style-name="P3">Ansible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52.157cm" svg:y1="14.69cm" svg:x2="16.875cm" svg:y2="32.56cm" draw:start-shape="id20" draw:start-glue-point="2" draw:end-shape="id21" draw:end-glue-point="7" svg:d="M52157 14690v17870h-35282" svg:viewBox="0 0 35283 17871">
          <text:p/>
        </draw:connector>
        <draw:custom-shape draw:style-name="gr31" draw:text-style-name="P3" xml:id="id23" draw:id="id23" draw:layer="layout" svg:width="3.175cm" svg:height="2.286cm" svg:x="5.318cm" svg:y="31.353cm">
          <text:p text:style-name="P3">Jobs </text:p>
          <text:p text:style-name="P3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5" draw:id="id25" draw:layer="layout" svg:width="4.445cm" svg:height="2.286cm" svg:x="11.845cm" svg:y="16.228cm">
          <text:p text:style-name="P3">Buil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s" svg:x1="11.333cm" svg:y1="11.668cm" svg:x2="6.906cm" svg:y2="31.353cm" draw:start-shape="id22" draw:start-glue-point="8" draw:end-shape="id23" draw:end-glue-point="4" svg:d="M11333 11668v502l-4427 18682v501" svg:viewBox="0 0 4428 19686">
          <text:p/>
        </draw:connector>
        <draw:custom-shape draw:style-name="gr12" draw:text-style-name="P3" xml:id="id24" draw:id="id24" draw:layer="layout" svg:width="4.953cm" svg:height="1.27cm" svg:x="3.286cm" svg:y="9.836cm">
          <text:p text:style-name="P3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svg:x1="9.11cm" svg:y1="10.525cm" svg:x2="8.239cm" svg:y2="10.471cm" draw:start-shape="id22" draw:start-glue-point="6" draw:end-shape="id24" draw:end-glue-point="1" svg:d="M9110 10525h-436v-54h-435" svg:viewBox="0 0 872 55">
          <text:p/>
        </draw:connector>
        <draw:connector draw:style-name="gr35" draw:text-style-name="P9" draw:layer="layout" svg:x1="13.555cm" svg:y1="10.525cm" svg:x2="11.845cm" svg:y2="17.371cm" draw:start-shape="id22" draw:start-glue-point="10" draw:end-shape="id25" draw:end-glue-point="6" svg:d="M13555 10525h501v3424h-2713v3422h502" svg:viewBox="0 0 2714 6847">
          <text:p text:style-name="P3">generate</text:p>
          <text:p text:style-name="P3"/>
        </draw:connector>
        <draw:custom-shape draw:style-name="gr6" draw:text-style-name="P3" xml:id="id26" draw:id="id26" draw:layer="layout" svg:width="4.445cm" svg:height="2.286cm" svg:x="18.272cm" svg:y="8.824cm">
          <text:p text:style-name="P3">Deploy</text:p>
          <text:p text:style-name="P3">DEV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7" draw:id="id27" draw:layer="layout" svg:width="4.445cm" svg:height="2.286cm" svg:x="15.472cm" svg:y="11.999cm">
          <text:p text:style-name="P3">Deploy</text:p>
          <text:p text:style-name="P3">PROD</text:p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svg:x1="13.555cm" svg:y1="10.525cm" svg:x2="18.272cm" svg:y2="9.967cm" draw:start-shape="id22" draw:start-glue-point="10" draw:end-shape="id26" draw:end-glue-point="6" svg:d="M13555 10525h2358v-558h2359" svg:viewBox="0 0 4718 559">
          <text:p/>
        </draw:connector>
        <draw:connector draw:style-name="gr15" draw:text-style-name="P9" draw:layer="layout" svg:x1="13.555cm" svg:y1="10.525cm" svg:x2="15.472cm" svg:y2="13.142cm" draw:start-shape="id22" draw:start-glue-point="10" draw:end-shape="id27" draw:end-glue-point="6" svg:d="M13555 10525h958v2617h959" svg:viewBox="0 0 1918 2618">
          <text:p/>
        </draw:connector>
        <draw:connector draw:style-name="gr15" draw:text-style-name="P9" draw:layer="layout" draw:type="line" svg:x1="22.717cm" svg:y1="9.967cm" svg:x2="28.739cm" svg:y2="9.572cm" draw:start-shape="id26" draw:start-glue-point="10" draw:end-shape="id28" svg:d="M22717 9967l6022-395" svg:viewBox="0 0 6023 396">
          <text:p/>
        </draw:connector>
        <draw:connector draw:style-name="gr15" draw:text-style-name="P9" draw:layer="layout" draw:type="line" svg:x1="19.917cm" svg:y1="13.142cm" svg:x2="28.358cm" svg:y2="18.081cm" draw:start-shape="id27" draw:start-glue-point="10" draw:end-shape="id29" draw:end-glue-point="3" svg:d="M19917 13142l8441 4939" svg:viewBox="0 0 8442 4940">
          <text:p/>
        </draw:connector>
        <draw:connector draw:style-name="gr15" draw:text-style-name="P9" draw:layer="layout" draw:type="line" svg:x1="50.125cm" svg:y1="13.483cm" svg:x2="46.392cm" svg:y2="9.572cm" draw:start-shape="id20" draw:start-glue-point="3" draw:end-shape="id28" draw:end-glue-point="1" svg:d="M50125 13483l-3733-3911" svg:viewBox="0 0 3734 3912">
          <text:p/>
        </draw:connector>
        <draw:connector draw:style-name="gr15" draw:text-style-name="P9" draw:layer="layout" draw:type="line" svg:x1="50.125cm" svg:y1="13.483cm" svg:x2="46.519cm" svg:y2="18.081cm" draw:start-shape="id20" draw:start-glue-point="3" draw:end-shape="id29" draw:end-glue-point="1" svg:d="M50125 13483l-3606 4598" svg:viewBox="0 0 3607 4599">
          <text:p/>
        </draw:connector>
        <draw:frame draw:style-name="gr16" draw:text-style-name="P12" draw:layer="layout" svg:width="11.684cm" svg:height="4.318cm" svg:x="21.955cm" svg:y="34.147cm">
          <draw:text-box>
            <text:p>Customization points:</text:p>
            <text:list text:style-name="L2">
              <text:list-item>
                <text:p>Spring Profiles + Properties files</text:p>
              </text:list-item>
              <text:list-item>
                <text:p>Maven classifiers</text:p>
              </text:list-item>
              <text:list-item>
                <text:p>Ansible configuration</text:p>
              </text:list-item>
              <text:list-item>
                <text:p>Jenkins job configuration</text:p>
              </text:list-item>
            </text:list>
          </draw:text-box>
        </draw:frame>
        <draw:connector draw:style-name="gr15" draw:text-style-name="P9" draw:layer="layout" draw:type="line" svg:x1="10.97cm" svg:y1="31.48cm" svg:x2="12.496cm" svg:y2="18.18cm" draw:start-shape="id30" draw:start-glue-point="4" draw:end-shape="id25" draw:end-glue-point="7" svg:d="M10970 31480l1526-13300" svg:viewBox="0 0 1527 13301">
          <text:p/>
        </draw:connector>
        <draw:connector draw:style-name="gr36" draw:text-style-name="P9" draw:layer="layout" draw:type="lines" svg:x1="15.639cm" svg:y1="18.18cm" svg:x2="19.289cm" svg:y2="26.697cm" draw:start-shape="id25" draw:start-glue-point="9" draw:end-shape="id31" draw:end-glue-point="9" svg:d="M15639 18180v836l3650 7180v501" svg:viewBox="0 0 3651 8518">
          <text:p/>
        </draw:connector>
        <draw:connector draw:style-name="gr15" draw:text-style-name="P9" draw:layer="layout" draw:type="lines" svg:x1="21.827cm" svg:y1="26.697cm" svg:x2="17.695cm" svg:y2="14.285cm" draw:start-shape="id31" draw:start-glue-point="8" draw:end-shape="id27" draw:end-glue-point="8" svg:d="M21827 26697v-501l-4132-11409v-502" svg:viewBox="0 0 4133 12413">
          <text:p/>
        </draw:connector>
        <draw:connector draw:style-name="gr15" draw:text-style-name="P9" draw:layer="layout" draw:type="lines" svg:x1="21.827cm" svg:y1="26.697cm" svg:x2="20.495cm" svg:y2="11.11cm" draw:start-shape="id31" draw:start-glue-point="8" draw:end-shape="id26" draw:end-glue-point="8" svg:d="M21827 26697v-501l-1332-14584v-502" svg:viewBox="0 0 1333 15588">
          <text:p/>
        </draw:connector>
        <draw:frame draw:style-name="gr37" draw:text-style-name="P13" draw:layer="layout" svg:width="12.55cm" svg:height="0.962cm" svg:x="6.715cm" svg:y="2.905cm">
          <draw:text-box>
            <text:p><text:span text:style-name="T5">Version 2: single <text:s/>application (outdated)</text:span></text:p>
          </draw:text-box>
        </draw:frame>
      </draw:page>
      <draw:page draw:name="v1_outdated" draw:style-name="dp1" draw:master-page-name="Default">
        <draw:custom-shape draw:style-name="gr38" draw:text-style-name="P6" draw:layer="layout" svg:width="18.034cm" svg:height="8.001cm" svg:x="4.429cm" svg:y="37.296cm">
          <text:p text:style-name="P3"><text:span text:style-name="T2">Git Server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7.432cm" svg:height="19.304cm" svg:x="1.508cm" svg:y="6.816cm">
          <text:p text:style-name="P3"><text:span text:style-name="T2">“</text:span><text:span text:style-name="T2">Jenkins16”</text:span></text:p>
          <text:p text:style-name="P3"><text:span text:style-name="T2">Docker Container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36" draw:id="id36" draw:layer="layout" svg:width="15.24cm" svg:height="5.842cm" svg:x="3.54cm" svg:y="9.61cm">
          <text:p text:style-name="P3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7.653cm" svg:height="6.731cm" svg:x="33.385cm" svg:y="7.578cm">
          <text:p text:style-name="P3"><text:span text:style-name="T2">DEV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18.161cm" svg:height="6.223cm" svg:x="33.004cm" svg:y="16.341cm">
          <text:p text:style-name="P3"><text:span text:style-name="T2">PROD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33" draw:id="id33" draw:layer="layout" svg:width="3.175cm" svg:height="2.286cm" svg:x="5.699cm" svg:y="38.82cm">
          <text:p text:style-name="P3"><text:span text:style-name="T2">Product 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34" draw:id="id34" draw:layer="layout" svg:width="7.239cm" svg:height="1.397cm" svg:x="15.61cm" svg:y="18.119cm">
          <text:p text:style-name="P3"><text:span text:style-name="T2">Maven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xml:id="id32" draw:id="id32" draw:layer="layout" svg:width="3.048cm" svg:height="1.27cm" svg:x="8.112cm" svg:y="18.246cm">
          <text:p text:style-name="P3"><text:span text:style-name="T2">Git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35" draw:id="id35" draw:layer="layout" svg:width="10.287cm" svg:height="3.81cm" svg:x="14.094cm" svg:y="29.168cm">
          <text:p text:style-name="P3"><text:span text:style-name="T2">Nexu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9" draw:layer="layout" draw:type="line" svg:x1="9.636cm" svg:y1="19.516cm" svg:x2="8.874cm" svg:y2="39.963cm" draw:start-shape="id32" draw:start-glue-point="2" draw:end-shape="id33" draw:end-glue-point="1" svg:d="M9636 19516l-762 20447" svg:viewBox="0 0 763 20448">
          <text:p/>
        </draw:connector>
        <draw:connector draw:style-name="gr44" draw:text-style-name="P9" draw:layer="layout" draw:type="line" svg:x1="19.229cm" svg:y1="19.516cm" svg:x2="19.238cm" svg:y2="29.168cm" draw:start-shape="id34" draw:start-glue-point="2" draw:end-shape="id35" draw:end-glue-point="4" svg:d="M19229 19516l9 9652" svg:viewBox="0 0 10 9653">
          <text:p/>
        </draw:connector>
        <draw:connector draw:style-name="gr34" draw:text-style-name="P3" draw:layer="layout" svg:x1="11.16cm" svg:y1="15.452cm" svg:x2="9.636cm" svg:y2="18.246cm" draw:start-shape="id36" draw:start-glue-point="2" draw:end-shape="id32" svg:d="M11160 15452v1397h-1524v1397" svg:viewBox="0 0 1525 2795">
          <text:p/>
        </draw:connector>
        <draw:connector draw:style-name="gr34" draw:text-style-name="P3" draw:layer="layout" svg:x1="11.16cm" svg:y1="15.452cm" svg:x2="19.229cm" svg:y2="18.119cm" draw:start-shape="id36" draw:start-glue-point="2" draw:end-shape="id34" svg:d="M11160 15452v1333h8069v1334" svg:viewBox="0 0 8070 2668">
          <text:p/>
        </draw:connector>
        <draw:custom-shape draw:style-name="gr45" draw:text-style-name="P6" xml:id="id37" draw:id="id37" draw:layer="layout" svg:width="4.064cm" svg:height="1.27cm" svg:x="19.923cm" svg:y="11.918cm">
          <text:p text:style-name="P3"><text:span text:style-name="T2">SSH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xml:id="id38" draw:id="id38" draw:layer="layout" svg:width="7.239cm" svg:height="1.27cm" svg:x="31.607cm" svg:y="9.864cm">
          <text:p text:style-name="P3"><text:span text:style-name="T2">SSH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xml:id="id39" draw:id="id39" draw:layer="layout" svg:width="7.239cm" svg:height="1.27cm" svg:x="31.734cm" svg:y="18.627cm">
          <text:p text:style-name="P3"><text:span text:style-name="T2">SSH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draw:line-skew="2.032cm" svg:x1="23.987cm" svg:y1="12.553cm" svg:x2="31.607cm" svg:y2="10.499cm" draw:start-shape="id37" draw:start-glue-point="1" draw:end-shape="id38" draw:end-glue-point="3" svg:d="M23987 12553h5842v-2054h1778" svg:viewBox="0 0 7621 2055">
          <text:p/>
        </draw:connector>
        <draw:connector draw:style-name="gr34" draw:text-style-name="P3" draw:layer="layout" draw:line-skew="1.969cm" svg:x1="23.987cm" svg:y1="12.553cm" svg:x2="31.734cm" svg:y2="19.262cm" draw:start-shape="id37" draw:start-glue-point="1" draw:end-shape="id39" draw:end-glue-point="3" svg:d="M23987 12553h5842v6709h1905" svg:viewBox="0 0 7748 6710">
          <text:p/>
        </draw:connector>
        <draw:connector draw:style-name="gr34" draw:text-style-name="P3" draw:layer="layout" svg:x1="18.78cm" svg:y1="12.531cm" svg:x2="19.923cm" svg:y2="12.553cm" draw:start-shape="id36" draw:start-glue-point="1" draw:end-shape="id37" draw:end-glue-point="3" svg:d="M18780 12531h572v22h571" svg:viewBox="0 0 1144 23">
          <text:p/>
        </draw:connector>
        <draw:custom-shape draw:style-name="gr47" draw:text-style-name="P6" xml:id="id40" draw:id="id40" draw:layer="layout" svg:width="3.429cm" svg:height="1.905cm" svg:x="24.095cm" svg:y="17.865cm">
          <text:p text:style-name="P3"><text:span text:style-name="T2">Local</text:span><text:span text:style-name="T2"><text:line-break/></text:span><text:span text:style-name="T2">Re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22.849cm" svg:y1="18.817cm" svg:x2="24.095cm" svg:y2="18.818cm" draw:start-shape="id34" draw:start-glue-point="1" draw:end-shape="id40" draw:end-glue-point="5" svg:d="M22849 18817h622v1h624" svg:viewBox="0 0 1247 2">
          <text:p/>
        </draw:connector>
        <draw:custom-shape draw:style-name="gr48" draw:text-style-name="P6" xml:id="id41" draw:id="id41" draw:layer="layout" svg:width="3.429cm" svg:height="2.921cm" svg:x="4.033cm" svg:y="20.786cm">
          <text:p text:style-name="P3"><text:span text:style-name="T2">Product</text:span><text:span text:style-name="T2"><text:line-break/></text:span><text:span text:style-name="T2">Repo</text:span></text:p>
          <text:p text:style-name="P3"><text:span text:style-name="T2">(clon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8.112cm" svg:y1="18.881cm" svg:x2="5.748cm" svg:y2="20.786cm" draw:start-shape="id32" draw:start-glue-point="3" draw:end-shape="id41" draw:end-glue-point="4" svg:d="M8112 18881h-2364v1905" svg:viewBox="0 0 2365 1906">
          <text:p/>
        </draw:connector>
        <draw:custom-shape draw:style-name="gr6" draw:text-style-name="P6" draw:layer="layout" svg:width="4.445cm" svg:height="2.286cm" svg:x="4.556cm" svg:y="10.753cm">
          <text:p text:style-name="P3"><text:span text:style-name="T2">Seed</text:span></text:p>
          <text:p text:style-name="P3"><text:span text:style-name="T2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19.361cm" svg:height="11.43cm" svg:x="28.629cm" svg:y="27.39cm">
          <text:p text:style-name="P3"><text:span text:style-name="T2">Ansible</text:span><text:span text:style-name="T2"><text:line-break/></text:span><text:span text:style-name="T2">Remote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42" draw:id="id42" draw:layer="layout" svg:width="4.064cm" svg:height="1.27cm" svg:x="29.218cm" svg:y="29.676cm">
          <text:p text:style-name="P3"><text:span text:style-name="T2">SSH client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1.25cm" svg:y1="29.676cm" svg:x2="31.734cm" svg:y2="19.262cm" draw:start-shape="id42" draw:start-glue-point="0" draw:end-shape="id39" draw:end-glue-point="3" svg:d="M31250 29676v-4889h-18v-5525h502" svg:viewBox="0 0 503 10415">
          <text:p/>
        </draw:connector>
        <draw:custom-shape draw:style-name="gr50" draw:text-style-name="P6" xml:id="id43" draw:id="id43" draw:layer="layout" svg:width="5.461cm" svg:height="4.318cm" svg:x="36.306cm" svg:y="29.549cm">
          <text:p text:style-name="P3"><text:span text:style-name="T2">Ansible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6.306cm" svg:y1="31.708cm" svg:x2="33.282cm" svg:y2="30.311cm" draw:start-shape="id43" draw:start-glue-point="3" draw:end-shape="id42" draw:end-glue-point="1" svg:d="M36306 31708h-1512v-1397h-1512" svg:viewBox="0 0 3025 1398">
          <text:p/>
        </draw:connector>
        <draw:custom-shape draw:style-name="gr9" draw:text-style-name="P6" xml:id="id45" draw:id="id45" draw:layer="layout" svg:width="3.175cm" svg:height="1.905cm" svg:x="13.446cm" svg:y="38.82cm">
          <text:p text:style-name="P3"><text:span text:style-name="T2">Ansible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6" xml:id="id44" draw:id="id44" draw:layer="layout" svg:width="3.048cm" svg:height="1.27cm" svg:x="30.464cm" svg:y="32.597cm">
          <text:p text:style-name="P3"><text:span text:style-name="T2">Git</text:span>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36.306cm" svg:y1="31.708cm" svg:x2="33.512cm" svg:y2="33.232cm" draw:start-shape="id43" draw:start-glue-point="3" draw:end-shape="id44" draw:end-glue-point="1" svg:d="M36306 31708h-1397v1524h-1397" svg:viewBox="0 0 2795 1525">
          <text:p/>
        </draw:connector>
        <draw:connector draw:style-name="gr34" draw:text-style-name="P3" draw:layer="layout" svg:x1="31.988cm" svg:y1="33.867cm" svg:x2="16.621cm" svg:y2="39.773cm" draw:start-shape="id44" draw:start-glue-point="2" draw:end-shape="id45" draw:end-glue-point="7" svg:d="M31988 33867v5906h-15367" svg:viewBox="0 0 15368 5907">
          <text:p/>
        </draw:connector>
        <draw:custom-shape draw:style-name="gr48" draw:text-style-name="P6" xml:id="id46" draw:id="id46" draw:layer="layout" svg:width="3.429cm" svg:height="2.921cm" svg:x="33.385cm" svg:y="34.883cm">
          <text:p text:style-name="P3"><text:span text:style-name="T2">Ansible</text:span><text:span text:style-name="T2"><text:line-break/></text:span><text:span text:style-name="T2">Repo</text:span></text:p>
          <text:p text:style-name="P3"><text:span text:style-name="T2">(clon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31.988cm" svg:y1="33.867cm" svg:x2="33.385cm" svg:y2="36.344cm" draw:start-shape="id44" draw:start-glue-point="2" draw:end-shape="id46" draw:end-glue-point="5" svg:d="M31988 33867v2477h1397" svg:viewBox="0 0 1398 2478">
          <text:p/>
        </draw:connector>
        <draw:custom-shape draw:style-name="gr51" draw:text-style-name="P6" xml:id="id47" draw:id="id47" draw:layer="layout" svg:width="3.429cm" svg:height="1.859cm" svg:x="39.1cm" svg:y="35.429cm">
          <text:p text:style-name="P3"><text:span text:style-name="T2">Working</text:span></text:p>
          <text:p text:style-name="P3"><text:span text:style-name="T2">directo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36.814cm" svg:y1="36.344cm" svg:x2="39.1cm" svg:y2="36.359cm" draw:start-shape="id46" draw:start-glue-point="7" draw:end-shape="id47" draw:end-glue-point="5" svg:d="M36814 36344h1143v15h1143" svg:viewBox="0 0 2287 16">
          <text:p/>
        </draw:connector>
        <draw:connector draw:style-name="gr34" draw:text-style-name="P3" draw:layer="layout" svg:x1="39.036cm" svg:y1="33.867cm" svg:x2="40.815cm" svg:y2="35.429cm" draw:start-shape="id43" draw:start-glue-point="2" draw:end-shape="id47" draw:end-glue-point="4" svg:d="M39036 33867v781h1779v781" svg:viewBox="0 0 1780 1563">
          <text:p/>
        </draw:connector>
        <draw:custom-shape draw:style-name="gr51" draw:text-style-name="P6" xml:id="id48" draw:id="id48" draw:layer="layout" svg:width="3.429cm" svg:height="1.859cm" svg:x="2.104cm" svg:y="16.668cm">
          <text:p text:style-name="P3"><text:span text:style-name="T2">Working</text:span></text:p>
          <text:p text:style-name="P3"><text:span text:style-name="T2">director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3" draw:layer="layout" svg:x1="4.033cm" svg:y1="22.247cm" svg:x2="3.819cm" svg:y2="18.527cm" draw:start-shape="id41" draw:start-glue-point="5" draw:end-shape="id48" draw:end-glue-point="6" svg:d="M4033 22247h-502v-2591h288v-1129" svg:viewBox="0 0 503 3721">
          <text:p/>
        </draw:connector>
        <draw:custom-shape draw:style-name="gr31" draw:text-style-name="P6" draw:layer="layout" svg:width="3.175cm" svg:height="2.286cm" svg:x="9.763cm" svg:y="38.693cm">
          <text:p text:style-name="P3"><text:span text:style-name="T2">Jobs </text:span></text:p>
          <text:p text:style-name="P3"><text:span text:style-name="T2">Repo</text:span>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2" draw:text-style-name="P11" draw:layer="layout" svg:width="6.611cm" svg:height="0.962cm" svg:x="4.302cm" svg:y="2.524cm">
          <draw:text-box>
            <text:p><text:span text:style-name="T3">Version 1 (outdat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8:33:28.116527873</meta:creation-date>
    <dc:date>2017-06-05T14:45:17.690301067</dc:date>
    <meta:editing-duration>PT3H50M33S</meta:editing-duration>
    <meta:editing-cycles>78</meta:editing-cycles>
    <meta:generator>LibreOffice/5.1.6.2$Linux_X86_64 LibreOffice_project/10m0$Build-2</meta:generator>
    <meta:document-statistic meta:object-count="138"/>
  </office:meta>
</office:document-meta>
</file>